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3"><text:tab/>call pickupcoins</text:p>
      <text:p text:style-name="P71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4"><text:tab/>if seeproxbox=0</text:p>
      <text:p text:style-name="P3">proximitycollide</text:p>
      <text:p text:style-name="P54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72"><text:tab/>ld a,(pickup)</text:p>
      <text:p text:style-name="P71"><text:tab/>and a</text:p>
      <text:p text:style-name="P71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1T12:04:29.323767954</dc:date>
    <meta:editing-duration>P1DT22H5M35S</meta:editing-duration>
    <meta:editing-cycles>15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